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929d3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dca17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b9691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2250"/>
    </style:style>
    <style:style style:name="P1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29d3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c065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b9691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c8044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ca17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40a3a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1e8ef"/>
    </style:style>
    <style:style style:name="P1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2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82250" officeooo:paragraph-rsid="02dac065" fo:background-color="transparent" style:font-size-asian="7pt" style:font-weight-asian="normal" style:font-size-complex="7pt" style:font-weight-complex="normal"/>
    </style:style>
    <style:style style:name="P2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82250" officeooo:paragraph-rsid="02db9691" fo:background-color="transparent" style:font-size-asian="7pt" style:font-weight-asian="normal" style:font-size-complex="7pt" style:font-weight-complex="normal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929d3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55eb" officeooo:paragraph-rsid="02df55eb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f55eb" officeooo:paragraph-rsid="02e164d4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1e8ef" officeooo:paragraph-rsid="02e1e8ef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40a3a"/>
    </style:style>
    <style:style style:name="P31" style:family="paragraph" style:parent-style-name="Standard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2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df55eb" fo:background-color="transparent" style:font-size-asian="8pt" style:font-weight-asian="normal" style:font-size-complex="8pt" style:font-weight-complex="normal"/>
    </style:style>
    <style:style style:name="P34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style:font-name="Tahoma" fo:font-size="8pt" fo:letter-spacing="-0.016cm" fo:language="es" fo:country="ES" fo:font-weight="normal" officeooo:rsid="02a9ef69" officeooo:paragraph-rsid="02e1e8ef" fo:background-color="transparent" style:font-size-asian="8pt" style:font-weight-asian="normal" style:font-size-complex="8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e1e8ef" officeooo:paragraph-rsid="02e1e8ef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style:text-outline="false" style:font-name="Tahoma" fo:font-size="12pt" fo:language="gl" fo:country="ES" fo:font-weight="bold" officeooo:rsid="02d78008" style:font-size-asian="12pt" style:font-weight-asian="bold" style:font-size-complex="12pt" style:font-weight-complex="bold"/>
    </style:style>
    <style:style style:name="T4" style:family="text">
      <style:text-properties fo:color="#323296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style:font-name="Tahoma" fo:font-size="8pt" fo:letter-spacing="-0.016cm" fo:language="es" fo:country="ES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style:font-name="Tahoma" fo:font-size="8pt" fo:letter-spacing="-0.016cm" fo:language="es" fo:country="ES" fo:font-weight="normal" officeooo:rsid="02ab2dc9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style:font-name="Tahoma" fo:font-size="8pt" fo:letter-spacing="-0.016cm" fo:language="es" fo:country="ES" fo:font-weight="normal" officeooo:rsid="02db9691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style:font-name="Tahoma" fo:font-size="8pt" fo:letter-spacing="-0.016cm" fo:language="es" fo:country="ES" fo:font-weight="normal" officeooo:rsid="02dc8044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style:font-name="Tahoma" fo:font-size="8pt" fo:letter-spacing="-0.016cm" fo:language="es" fo:country="ES" fo:font-weight="normal" officeooo:rsid="02ddca17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style:font-name="Tahoma" fo:font-size="8pt" fo:letter-spacing="-0.016cm" fo:language="es" fo:country="ES" fo:font-weight="normal" officeooo:rsid="02df55e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style:font-name="Tahoma" fo:font-size="8pt" fo:letter-spacing="-0.016cm" fo:language="es" fo:country="ES" fo:font-weight="normal" officeooo:rsid="02e14f01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officeooo:rsid="02d929d3"/>
    </style:style>
    <style:style style:name="T23" style:family="text">
      <style:text-properties officeooo:rsid="02dac065"/>
    </style:style>
    <style:style style:name="T24" style:family="text">
      <style:text-properties officeooo:rsid="02dc8044"/>
    </style:style>
    <style:style style:name="T25" style:family="text">
      <style:text-properties officeooo:rsid="02a9ef69"/>
    </style:style>
    <style:style style:name="T26" style:family="text">
      <style:text-properties officeooo:rsid="02ddca17"/>
    </style:style>
    <style:style style:name="T27" style:family="text">
      <style:text-properties officeooo:rsid="02e14f01"/>
    </style:style>
    <style:style style:name="T28" style:family="text">
      <style:text-properties fo:color="#808080" style:font-name="Tahoma" fo:font-size="7pt" fo:letter-spacing="-0.016cm" fo:language="es" fo:country="ES" fo:font-weight="normal" officeooo:rsid="02e40a3a" fo:background-color="transparent" loext:char-shading-value="0" style:font-size-asian="7pt" style:font-weight-asian="normal" style:font-size-complex="7pt" style:font-weight-complex="normal"/>
    </style:style>
    <style:style style:name="T29" style:family="text">
      <style:text-properties fo:color="#808080" style:font-name="Tahoma" fo:font-size="7pt" fo:letter-spacing="-0.016cm" fo:language="es" fo:country="ES" fo:font-weight="normal" officeooo:rsid="02d82250" fo:background-color="transparent" loext:char-shading-value="0" style:font-size-asian="7pt" style:font-weight-asian="normal" style:font-size-complex="7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6"><text:span text:style-name="T9">Muestra l</text:span><text:span text:style-name="T10">os nombres </text:span><text:span text:style-name="T18">y precios </text:span><text:span text:style-name="T19">en euros</text:span><text:span text:style-name="T10"> </text:span><text:span text:style-name="T18">de todos los productos.</text:span></text:p>
      <text:p text:style-name="P27"/>
      <text:p text:style-name="P17"><text:span text:style-name="T9">Muestra </text:span><text:span text:style-name="T21">todos los comerciales.</text:span></text:p>
      <text:p text:style-name="P29"/>
      <text:p text:style-name="P17"><text:span text:style-name="T9">Muestra l</text:span><text:span text:style-name="T10">os nombres </text:span><text:span text:style-name="T18">en mayúsculas </text:span><text:span text:style-name="T10"><text:s/></text:span><text:span text:style-name="T18">y precios</text:span><text:span text:style-name="T10"> </text:span><text:span text:style-name="T18">de todos los productos.</text:span></text:p>
      <text:p text:style-name="P26"/>
      <text:p text:style-name="P33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1"><text:span text:style-name="T9">Muestra </text:span><text:span text:style-name="T14">los datos de todos los Empleados</text:span><text:span text:style-name="T9">.</text:span></text:p>
      <text:p text:style-name="P20"/>
      <text:p text:style-name="P11"><text:span text:style-name="T9">Muestra </text:span><text:span text:style-name="T14">el código y el nombre de todos los departamentos de la empresa.</text:span></text:p>
      <text:p text:style-name="P20"/>
      <text:p text:style-name="P11"><text:span text:style-name="T9">Muestra </text:span><text:span text:style-name="T14">los primeros apellidos sin repetición de los Empleados.</text:span></text:p>
      <text:p text:style-name="P20"/>
      <text:p text:style-name="P12"><text:span text:style-name="T9">Muestra </text:span><text:span text:style-name="T15">el nombre del departamento y su presupuesto</text:span><text:span text:style-name="T14">.</text:span></text:p>
      <text:p text:style-name="P21"/>
      <text:p text:style-name="P8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17"><text:span text:style-name="T9">Muestra </text:span><text:span text:style-name="T21">de todos los clientes.</text:span></text:p>
      <text:p text:style-name="P29"/>
      <text:p text:style-name="P17"><text:span text:style-name="T9">Muestra </text:span><text:span text:style-name="T21">nombre y apellidos de los clientes.</text:span></text:p>
      <text:p text:style-name="P30"><text:span text:style-name="T28"/></text:p>
      <text:p text:style-name="P17"><text:span text:style-name="T9">Muestra </text:span><text:span text:style-name="T21">de todos los comerciales.</text:span></text:p>
      <text:p text:style-name="P29"/>
      <text:p text:style-name="P17"><text:span text:style-name="T9">Muestra </text:span><text:span text:style-name="T21">nombre y apellidos de los clientes.</text:span></text:p>
      <text:p text:style-name="P30"><text:span text:style-name="T28"/></text:p>
      <text:p text:style-name="P17"><text:span text:style-name="T9">Muestra </text:span><text:span text:style-name="T21">todos los pedidos realizados.</text:span></text:p>
      <text:p text:style-name="P29"/>
      <text:p text:style-name="P32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9"><text:span text:style-name="T9">Muestra todas las t</text:span><text:span text:style-name="T11">ablas de la base de datos NBA</text:span><text:span text:style-name="T9">.</text:span></text:p>
      <text:p text:style-name="P19"/>
      <text:p text:style-name="P9"><text:span text:style-name="T9">Muestra tod</text:span><text:span text:style-name="T12">o</text:span><text:span text:style-name="T9">s </text:span><text:span text:style-name="T12">los datos de cada </text:span><text:span text:style-name="T9">t</text:span><text:span text:style-name="T11">abla de la base de datos NBA</text:span><text:span text:style-name="T9">.</text:span></text:p>
      <text:p text:style-name="P38"/>
      <text:p text:style-name="P9"><text:span text:style-name="T9">Muestra </text:span><text:span text:style-name="T12">el nombre y la división de cada Equipo.</text:span></text:p>
      <text:p text:style-name="P19"/>
      <text:p text:style-name="P9"><text:span text:style-name="T9">Muestra </text:span><text:span text:style-name="T12">el número de tapones por partido de cada jugador y temporada de la tabla Estadisticas</text:span><text:span text:style-name="T9">.</text:span></text:p>
      <text:p text:style-name="P19"/>
      <text:p text:style-name="P10"><text:span text:style-name="T9">Muestra </text:span><text:span text:style-name="T12">el </text:span><text:span text:style-name="T13">nombre y de donde procede de cada Jugador</text:span><text:span text:style-name="T9">.</text:span></text:p>
      <text:p text:style-name="P22"/>
      <text:p text:style-name="P10"><text:span text:style-name="T9">Muestra </text:span><text:span text:style-name="T13">temporada, equipo local y puntuación, y equipo visitante y puntuación de la tabla Partidos</text:span><text:span text:style-name="T9">.</text:span></text:p>
      <text:p text:style-name="P22"/>
      <text:p text:style-name="P6"/>
      <text:p text:style-name="P4"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3"><text:soft-page-break/><text:span text:style-name="T9">Muestra </text:span><text:span text:style-name="T20">toda la información de la tabla empleados.</text:span></text:p>
      <text:p text:style-name="P28"/>
      <text:p text:style-name="P18"><text:span text:style-name="T9">Muestra </text:span><text:span text:style-name="T20">toda la información de la tabla departamento.</text:span></text:p>
      <text:p text:style-name="P28"/>
      <text:p text:style-name="P18"><text:span text:style-name="T9">Muestra </text:span><text:span text:style-name="T20">el código y nombre de las categorías del personal.</text:span></text:p>
      <text:p text:style-name="P28"/>
      <text:p text:style-name="P34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3"><text:span text:style-name="T9">Muestra </text:span><text:span text:style-name="T16">el nombre del cliente y el nombre completo del contacto.</text:span></text:p>
      <text:p text:style-name="P24"/>
      <text:p text:style-name="P14"><text:span text:style-name="T9">Muestra </text:span><text:span text:style-name="T16">los detalles de todos los productos contenidos en la tabla detalle_pedido</text:span><text:span text:style-name="T9">.</text:span></text:p>
      <text:p text:style-name="P25"/>
      <text:p text:style-name="P14"><text:span text:style-name="T9">Muestra </text:span><text:span text:style-name="T16">el nombre, apellidos, email y puesto de cada empleado</text:span><text:span text:style-name="T9">.</text:span></text:p>
      <text:p text:style-name="P37"/>
      <text:p text:style-name="P15"><text:span text:style-name="T9">Muestra </text:span><text:span text:style-name="T16">el </text:span><text:span text:style-name="T17">tipo de gama de producto y su descripción</text:span><text:span text:style-name="T9">.</text:span></text:p>
      <text:p text:style-name="P23"/>
      <text:p text:style-name="P15"><text:span text:style-name="T9">Muestra </text:span><text:span text:style-name="T16">el </text:span><text:span text:style-name="T17">código de cada oficina junto con la ciudad en la que está.</text:span></text:p>
      <text:p text:style-name="P23"/>
      <text:p text:style-name="P15"><text:span text:style-name="T9">Muestra </text:span><text:span text:style-name="T16">el </text:span><text:span text:style-name="T17">detalle de todos los pagos.</text:span></text:p>
      <text:p text:style-name="P23"/>
      <text:p text:style-name="P15"><text:span text:style-name="T9">Muestra </text:span><text:span text:style-name="T16">el </text:span><text:span text:style-name="T17">detalle de todos los pedidos.</text:span></text:p>
      <text:p text:style-name="P23"/>
      <text:p text:style-name="P15"><text:span text:style-name="T9">Muestra </text:span><text:span text:style-name="T17">el detalle de todos los productos, salvo su código.</text:span></text:p>
      <text:p text:style-name="P23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Olive_20_Green" draw:display-name="Olive Green" draw:style="linear" draw:start-color="#3f4f3d" draw:end-color="#83a67f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style:text-outline="false" style:font-name="Tahoma" fo:font-size="12pt" fo:language="gl" fo:country="ES" fo:font-weight="bold" officeooo:rsid="02d78008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<text:span text:style-name="MT2">ealización de consultas </text:span><text:span text:style-name="MT3">básica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7-31T11:10:40.919000000</meta:creation-date>
    <dc:date>2022-02-03T15:12:25.819000000</dc:date>
    <meta:editing-duration>P2DT3H12M7S</meta:editing-duration>
    <meta:editing-cycles>617</meta:editing-cycles>
    <meta:generator>LibreOffice/6.3.0.4$Windows_X86_64 LibreOffice_project/057fc023c990d676a43019934386b85b21a9ee99</meta:generator>
    <meta:document-statistic meta:table-count="0" meta:image-count="0" meta:object-count="0" meta:page-count="2" meta:paragraph-count="36" meta:word-count="323" meta:character-count="1899" meta:non-whitespace-character-count="1611"/>
  </office:meta>
</office:document-meta>
</file>